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rousal</text:p>
          </table:table-cell>
          <table:table-cell table:number-columns-repeated="2"/>
          <table:table-cell office:value-type="string" calcext:value-type="string">
            <text:p>correlation coeff</text:p>
          </table:table-cell>
          <table:table-cell/>
          <table:table-cell office:value-type="string" calcext:value-type="string">
            <text:p>valence</text:p>
          </table:table-cell>
          <table:table-cell table:number-columns-repeated="2"/>
          <table:table-cell office:value-type="string" calcext:value-type="string">
            <text:p>correlation coeff</text:p>
          </table:table-cell>
          <table:table-cell/>
          <table:table-cell office:value-type="string" calcext:value-type="string">
            <text:p>Obliczenia dla skali</text:p>
          </table:table-cell>
          <table:table-cell table:number-columns-repeated="8"/>
        </table:table-row>
        <table:table-row table:style-name="ro1">
          <table:table-cell/>
          <table:table-cell office:value-type="float" office:value="-0.35398961403" calcext:value-type="float">
            <text:p>-0.353989614</text:p>
          </table:table-cell>
          <table:table-cell office:value-type="float" office:value="-0.425" calcext:value-type="float">
            <text:p>-0.425</text:p>
          </table:table-cell>
          <table:table-cell/>
          <table:table-cell table:formula="of:=CORREL([.B3:.B72];[.C3:.C72])" office:value-type="float" office:value="0.545939973352636" calcext:value-type="float">
            <text:p>0.5459399734</text:p>
          </table:table-cell>
          <table:table-cell/>
          <table:table-cell office:value-type="float" office:value="-0.622770608356" calcext:value-type="float">
            <text:p>-0.6227706084</text:p>
          </table:table-cell>
          <table:table-cell office:value-type="float" office:value="-0.375" calcext:value-type="float">
            <text:p>-0.375</text:p>
          </table:table-cell>
          <table:table-cell/>
          <table:table-cell table:formula="of:=CORREL([.G3:.G72];[.H3:.H72])" office:value-type="float" office:value="0.656164963400083" calcext:value-type="float">
            <text:p>0.6561649634</text:p>
          </table:table-cell>
          <table:table-cell table:number-columns-repeated="2"/>
          <table:table-cell office:value-type="string" calcext:value-type="string">
            <text:p>#arousal_output</text:p>
          </table:table-cell>
          <table:table-cell office:value-type="string" calcext:value-type="string">
            <text:p>#valence_output</text:p>
          </table:table-cell>
          <table:table-cell table:number-columns-repeated="3"/>
          <table:table-cell office:value-type="string" calcext:value-type="string">
            <text:p>#arousal_output</text:p>
          </table:table-cell>
          <table:table-cell office:value-type="string" calcext:value-type="string">
            <text:p>#valence_output</text:p>
          </table:table-cell>
          <table:table-cell/>
        </table:table-row>
        <table:table-row table:style-name="ro1">
          <table:table-cell/>
          <table:table-cell office:value-type="float" office:value="0.0031978263494" calcext:value-type="float">
            <text:p>0.0031978263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-0.159814397626" calcext:value-type="float">
            <text:p>-0.1598143976</text:p>
          </table:table-cell>
          <table:table-cell office:value-type="float" office:value="-0.3" calcext:value-type="float">
            <text:p>-0.3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0.35398961403" calcext:value-type="float">
            <text:p>-0.353989614</text:p>
          </table:table-cell>
          <table:table-cell office:value-type="float" office:value="-0.622770608356" calcext:value-type="float">
            <text:p>-0.62277060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1978263494" calcext:value-type="float">
            <text:p>0.0031978263</text:p>
          </table:table-cell>
          <table:table-cell office:value-type="float" office:value="-0.159814397626" calcext:value-type="float">
            <text:p>-0.1598143976</text:p>
          </table:table-cell>
          <table:table-cell/>
        </table:table-row>
        <table:table-row table:style-name="ro1">
          <table:table-cell/>
          <table:table-cell office:value-type="float" office:value="-0.354727540689" calcext:value-type="float">
            <text:p>-0.3547275407</text:p>
          </table:table-cell>
          <table:table-cell office:value-type="float" office:value="-0.25" calcext:value-type="float">
            <text:p>-0.25</text:p>
          </table:table-cell>
          <table:table-cell table:number-columns-repeated="3"/>
          <table:table-cell office:value-type="float" office:value="-0.521937918479" calcext:value-type="float">
            <text:p>-0.5219379185</text:p>
          </table:table-cell>
          <table:table-cell office:value-type="float" office:value="-0.425" calcext:value-type="float">
            <text:p>-0.42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0.354727540689" calcext:value-type="float">
            <text:p>-0.3547275407</text:p>
          </table:table-cell>
          <table:table-cell office:value-type="float" office:value="-0.521937918479" calcext:value-type="float">
            <text:p>-0.52193791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98206839729" calcext:value-type="float">
            <text:p>0.1982068397</text:p>
          </table:table-cell>
          <table:table-cell office:value-type="float" office:value="0.297423767963" calcext:value-type="float">
            <text:p>0.297423768</text:p>
          </table:table-cell>
          <table:table-cell/>
        </table:table-row>
        <table:table-row table:style-name="ro1">
          <table:table-cell/>
          <table:table-cell office:value-type="float" office:value="0.198206839729" calcext:value-type="float">
            <text:p>0.1982068397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297423767963" calcext:value-type="float">
            <text:p>0.297423768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283594298346" calcext:value-type="float">
            <text:p>0.2835942983</text:p>
          </table:table-cell>
          <table:table-cell office:value-type="float" office:value="0.263931695354" calcext:value-type="float">
            <text:p>0.26393169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701288027402" calcext:value-type="float">
            <text:p>0.0701288027</text:p>
          </table:table-cell>
          <table:table-cell office:value-type="float" office:value="0.055381574395" calcext:value-type="float">
            <text:p>0.0553815744</text:p>
          </table:table-cell>
          <table:table-cell/>
        </table:table-row>
        <table:table-row table:style-name="ro1">
          <table:table-cell/>
          <table:table-cell office:value-type="float" office:value="0.0701288027402" calcext:value-type="float">
            <text:p>0.0701288027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055381574395" calcext:value-type="float">
            <text:p>0.055381574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3140818118" calcext:value-type="float">
            <text:p>0.3140818118</text:p>
          </table:table-cell>
          <table:table-cell office:value-type="float" office:value="0.518330990626" calcext:value-type="float">
            <text:p>0.51833099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77747699561" calcext:value-type="float">
            <text:p>0.1777476996</text:p>
          </table:table-cell>
          <table:table-cell office:value-type="float" office:value="0.0569870113342" calcext:value-type="float">
            <text:p>0.0569870113</text:p>
          </table:table-cell>
          <table:table-cell/>
        </table:table-row>
        <table:table-row table:style-name="ro1">
          <table:table-cell/>
          <table:table-cell office:value-type="float" office:value="0.177747699561" calcext:value-type="float">
            <text:p>0.1777476996</text:p>
          </table:table-cell>
          <table:table-cell office:value-type="float" office:value="0.075" calcext:value-type="float">
            <text:p>0.075</text:p>
          </table:table-cell>
          <table:table-cell table:number-columns-repeated="3"/>
          <table:table-cell office:value-type="float" office:value="0.0569870113342" calcext:value-type="float">
            <text:p>0.0569870113</text:p>
          </table:table-cell>
          <table:table-cell office:value-type="float" office:value="0.075" calcext:value-type="float">
            <text:p>0.07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478343051086" calcext:value-type="float">
            <text:p>0.0478343051</text:p>
          </table:table-cell>
          <table:table-cell office:value-type="float" office:value="-0.236528561993" calcext:value-type="float">
            <text:p>-0.2365285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6824023215" calcext:value-type="float">
            <text:p>0.1268240232</text:p>
          </table:table-cell>
          <table:table-cell office:value-type="float" office:value="0.135040507283" calcext:value-type="float">
            <text:p>0.1350405073</text:p>
          </table:table-cell>
          <table:table-cell/>
        </table:table-row>
        <table:table-row table:style-name="ro1">
          <table:table-cell/>
          <table:table-cell office:value-type="float" office:value="0.283594298346" calcext:value-type="float">
            <text:p>0.2835942983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263931695354" calcext:value-type="float">
            <text:p>0.2639316954</text:p>
          </table:table-cell>
          <table:table-cell office:value-type="float" office:value="-0.175" calcext:value-type="float">
            <text:p>-0.17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536237672022" calcext:value-type="float">
            <text:p>0.0536237672</text:p>
          </table:table-cell>
          <table:table-cell office:value-type="float" office:value="-0.00881282595044" calcext:value-type="float">
            <text:p>-0.0088128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02548327635" calcext:value-type="float">
            <text:p>0.2025483276</text:p>
          </table:table-cell>
          <table:table-cell office:value-type="float" office:value="0.0567608906876" calcext:value-type="float">
            <text:p>0.0567608907</text:p>
          </table:table-cell>
          <table:table-cell/>
        </table:table-row>
        <table:table-row table:style-name="ro1">
          <table:table-cell/>
          <table:table-cell office:value-type="float" office:value="0.126824023215" calcext:value-type="float">
            <text:p>0.1268240232</text:p>
          </table:table-cell>
          <table:table-cell office:value-type="float" office:value="0.175" calcext:value-type="float">
            <text:p>0.175</text:p>
          </table:table-cell>
          <table:table-cell table:number-columns-repeated="3"/>
          <table:table-cell office:value-type="float" office:value="0.135040507283" calcext:value-type="float">
            <text:p>0.135040507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219302632131" calcext:value-type="float">
            <text:p>0.2193026321</text:p>
          </table:table-cell>
          <table:table-cell office:value-type="float" office:value="0.122491679988" calcext:value-type="float">
            <text:p>0.122491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326557507213" calcext:value-type="float">
            <text:p>-0.3265575072</text:p>
          </table:table-cell>
          <table:table-cell office:value-type="float" office:value="-0.40079202232" calcext:value-type="float">
            <text:p>-0.4007920223</text:p>
          </table:table-cell>
          <table:table-cell/>
        </table:table-row>
        <table:table-row table:style-name="ro1">
          <table:table-cell/>
          <table:table-cell office:value-type="float" office:value="0.202548327635" calcext:value-type="float">
            <text:p>0.20254832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0567608906876" calcext:value-type="float">
            <text:p>0.0567608907</text:p>
          </table:table-cell>
          <table:table-cell office:value-type="float" office:value="-0.4" calcext:value-type="float">
            <text:p>-0.4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0.105760639833" calcext:value-type="float">
            <text:p>-0.1057606398</text:p>
          </table:table-cell>
          <table:table-cell office:value-type="float" office:value="-0.226876045471" calcext:value-type="float">
            <text:p>-0.22687604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417920565977" calcext:value-type="float">
            <text:p>0.0417920566</text:p>
          </table:table-cell>
          <table:table-cell office:value-type="float" office:value="-0.0102699311144" calcext:value-type="float">
            <text:p>-0.0102699311</text:p>
          </table:table-cell>
          <table:table-cell/>
        </table:table-row>
        <table:table-row table:style-name="ro1">
          <table:table-cell/>
          <table:table-cell office:value-type="float" office:value="-0.326557507213" calcext:value-type="float">
            <text:p>-0.3265575072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-0.40079202232" calcext:value-type="float">
            <text:p>-0.4007920223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230033524641" calcext:value-type="float">
            <text:p>0.0230033525</text:p>
          </table:table-cell>
          <table:table-cell office:value-type="float" office:value="-0.177837730143" calcext:value-type="float">
            <text:p>-0.17783773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40125730095" calcext:value-type="float">
            <text:p>0.1401257301</text:p>
          </table:table-cell>
          <table:table-cell office:value-type="float" office:value="0.255810761504" calcext:value-type="float">
            <text:p>0.2558107615</text:p>
          </table:table-cell>
          <table:table-cell/>
        </table:table-row>
        <table:table-row table:style-name="ro1">
          <table:table-cell/>
          <table:table-cell office:value-type="float" office:value="0.3140818118" calcext:value-type="float">
            <text:p>0.31408181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518330990626" calcext:value-type="float">
            <text:p>0.5183309906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982618979989" calcext:value-type="float">
            <text:p>0.098261898</text:p>
          </table:table-cell>
          <table:table-cell office:value-type="float" office:value="0.0043709720155" calcext:value-type="float">
            <text:p>0.0043709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374118848708" calcext:value-type="float">
            <text:p>0.0374118849</text:p>
          </table:table-cell>
          <table:table-cell office:value-type="float" office:value="0.2145518803" calcext:value-type="float">
            <text:p>0.2145518803</text:p>
          </table:table-cell>
          <table:table-cell/>
        </table:table-row>
        <table:table-row table:style-name="ro1">
          <table:table-cell/>
          <table:table-cell office:value-type="float" office:value="0.0417920565977" calcext:value-type="float">
            <text:p>0.0417920566</text:p>
          </table:table-cell>
          <table:table-cell office:value-type="float" office:value="-0.35" calcext:value-type="float">
            <text:p>-0.35</text:p>
          </table:table-cell>
          <table:table-cell table:number-columns-repeated="3"/>
          <table:table-cell office:value-type="float" office:value="-0.0102699311144" calcext:value-type="float">
            <text:p>-0.0102699311</text:p>
          </table:table-cell>
          <table:table-cell office:value-type="float" office:value="-0.35" calcext:value-type="float">
            <text:p>-0.3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1334429955" calcext:value-type="float">
            <text:p>0.1334429955</text:p>
          </table:table-cell>
          <table:table-cell office:value-type="float" office:value="-0.0717934358391" calcext:value-type="float">
            <text:p>-0.07179343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308877833486" calcext:value-type="float">
            <text:p>-0.0308877833</text:p>
          </table:table-cell>
          <table:table-cell office:value-type="float" office:value="-0.12199537258" calcext:value-type="float">
            <text:p>-0.1219953726</text:p>
          </table:table-cell>
          <table:table-cell/>
        </table:table-row>
        <table:table-row table:style-name="ro1">
          <table:table-cell/>
          <table:table-cell office:value-type="float" office:value="0.140125730095" calcext:value-type="float">
            <text:p>0.1401257301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0.255810761504" calcext:value-type="float">
            <text:p>0.2558107615</text:p>
          </table:table-cell>
          <table:table-cell office:value-type="float" office:value="-0.3" calcext:value-type="float">
            <text:p>-0.3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0.117280897565" calcext:value-type="float">
            <text:p>-0.1172808976</text:p>
          </table:table-cell>
          <table:table-cell office:value-type="float" office:value="-0.311986272282" calcext:value-type="float">
            <text:p>-0.31198627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163340485353" calcext:value-type="float">
            <text:p>-0.1633404854</text:p>
          </table:table-cell>
          <table:table-cell office:value-type="float" office:value="-0.368842170121" calcext:value-type="float">
            <text:p>-0.3688421701</text:p>
          </table:table-cell>
          <table:table-cell/>
        </table:table-row>
        <table:table-row table:style-name="ro1">
          <table:table-cell/>
          <table:table-cell office:value-type="float" office:value="0.0478343051086" calcext:value-type="float">
            <text:p>0.0478343051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-0.236528561993" calcext:value-type="float">
            <text:p>-0.236528562</text:p>
          </table:table-cell>
          <table:table-cell office:value-type="float" office:value="-0.075" calcext:value-type="float">
            <text:p>-0.07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343487827729" calcext:value-type="float">
            <text:p>0.0343487828</text:p>
          </table:table-cell>
          <table:table-cell office:value-type="float" office:value="-0.237279266644" calcext:value-type="float">
            <text:p>-0.23727926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6657861325" calcext:value-type="float">
            <text:p>0.1666578613</text:p>
          </table:table-cell>
          <table:table-cell office:value-type="float" office:value="0.0284719173734" calcext:value-type="float">
            <text:p>0.0284719174</text:p>
          </table:table-cell>
          <table:table-cell/>
        </table:table-row>
        <table:table-row table:style-name="ro1">
          <table:table-cell/>
          <table:table-cell office:value-type="float" office:value="0.0536237672022" calcext:value-type="float">
            <text:p>0.0536237672</text:p>
          </table:table-cell>
          <table:table-cell office:value-type="float" office:value="-0.125" calcext:value-type="float">
            <text:p>-0.125</text:p>
          </table:table-cell>
          <table:table-cell table:number-columns-repeated="3"/>
          <table:table-cell office:value-type="float" office:value="-0.00881282595044" calcext:value-type="float">
            <text:p>-0.008812826</text:p>
          </table:table-cell>
          <table:table-cell office:value-type="float" office:value="-0.05" calcext:value-type="float">
            <text:p>-0.0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0.0428199836725" calcext:value-type="float">
            <text:p>-0.0428199837</text:p>
          </table:table-cell>
          <table:table-cell office:value-type="float" office:value="-0.28076164638" calcext:value-type="float">
            <text:p>-0.28076164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957453746161" calcext:value-type="float">
            <text:p>0.0957453746</text:p>
          </table:table-cell>
          <table:table-cell office:value-type="float" office:value="-0.000997117773863" calcext:value-type="float">
            <text:p>-0.0009971178</text:p>
          </table:table-cell>
          <table:table-cell/>
        </table:table-row>
        <table:table-row table:style-name="ro1">
          <table:table-cell/>
          <table:table-cell office:value-type="float" office:value="0.0374118848708" calcext:value-type="float">
            <text:p>0.0374118849</text:p>
          </table:table-cell>
          <table:table-cell office:value-type="float" office:value="0.275" calcext:value-type="float">
            <text:p>0.275</text:p>
          </table:table-cell>
          <table:table-cell table:number-columns-repeated="3"/>
          <table:table-cell office:value-type="float" office:value="0.2145518803" calcext:value-type="float">
            <text:p>0.2145518803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243350961437" calcext:value-type="float">
            <text:p>0.2433509614</text:p>
          </table:table-cell>
          <table:table-cell office:value-type="float" office:value="0.217937985238" calcext:value-type="float">
            <text:p>0.21793798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443435522608" calcext:value-type="float">
            <text:p>0.0443435523</text:p>
          </table:table-cell>
          <table:table-cell office:value-type="float" office:value="-0.196181190329" calcext:value-type="float">
            <text:p>-0.1961811903</text:p>
          </table:table-cell>
          <table:table-cell/>
        </table:table-row>
        <table:table-row table:style-name="ro1">
          <table:table-cell/>
          <table:table-cell office:value-type="float" office:value="0.219302632131" calcext:value-type="float">
            <text:p>0.2193026321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122491679988" calcext:value-type="float">
            <text:p>0.1224916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0.0918643097946" calcext:value-type="float">
            <text:p>-0.0918643098</text:p>
          </table:table-cell>
          <table:table-cell office:value-type="float" office:value="-0.253424791149" calcext:value-type="float">
            <text:p>-0.25342479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69169637263" calcext:value-type="float">
            <text:p>0.2691696373</text:p>
          </table:table-cell>
          <table:table-cell office:value-type="float" office:value="0.465481912359" calcext:value-type="float">
            <text:p>0.4654819124</text:p>
          </table:table-cell>
          <table:table-cell/>
        </table:table-row>
        <table:table-row table:style-name="ro1">
          <table:table-cell/>
          <table:table-cell office:value-type="float" office:value="-0.105760639833" calcext:value-type="float">
            <text:p>-0.1057606398</text:p>
          </table:table-cell>
          <table:table-cell office:value-type="float" office:value="-0.025" calcext:value-type="float">
            <text:p>-0.025</text:p>
          </table:table-cell>
          <table:table-cell table:number-columns-repeated="3"/>
          <table:table-cell office:value-type="float" office:value="-0.226876045471" calcext:value-type="float">
            <text:p>-0.2268760455</text:p>
          </table:table-cell>
          <table:table-cell office:value-type="float" office:value="-0.475" calcext:value-type="float">
            <text:p>-0.47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0.103775827902" calcext:value-type="float">
            <text:p>-0.1037758279</text:p>
          </table:table-cell>
          <table:table-cell office:value-type="float" office:value="-0.309753653755" calcext:value-type="float">
            <text:p>-0.30975365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19600358715" calcext:value-type="float">
            <text:p>0.1196003587</text:p>
          </table:table-cell>
          <table:table-cell office:value-type="float" office:value="0.0246679340349" calcext:value-type="float">
            <text:p>0.024667934</text:p>
          </table:table-cell>
          <table:table-cell/>
        </table:table-row>
        <table:table-row table:style-name="ro1">
          <table:table-cell/>
          <table:table-cell office:value-type="float" office:value="-0.0308877833486" calcext:value-type="float">
            <text:p>-0.0308877833</text:p>
          </table:table-cell>
          <table:table-cell office:value-type="float" office:value="-0.65" calcext:value-type="float">
            <text:p>-0.65</text:p>
          </table:table-cell>
          <table:table-cell table:number-columns-repeated="3"/>
          <table:table-cell office:value-type="float" office:value="-0.12199537258" calcext:value-type="float">
            <text:p>-0.1219953726</text:p>
          </table:table-cell>
          <table:table-cell office:value-type="float" office:value="-0.625" calcext:value-type="float">
            <text:p>-0.62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0.0757986308718" calcext:value-type="float">
            <text:p>-0.0757986309</text:p>
          </table:table-cell>
          <table:table-cell office:value-type="float" office:value="0.165588822848" calcext:value-type="float">
            <text:p>0.16558882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06315283438" calcext:value-type="float">
            <text:p>0.2063152834</text:p>
          </table:table-cell>
          <table:table-cell office:value-type="float" office:value="0.111788762829" calcext:value-type="float">
            <text:p>0.1117887628</text:p>
          </table:table-cell>
          <table:table-cell/>
        </table:table-row>
        <table:table-row table:style-name="ro1">
          <table:table-cell/>
          <table:table-cell office:value-type="float" office:value="0.0230033524641" calcext:value-type="float">
            <text:p>0.0230033525</text:p>
          </table:table-cell>
          <table:table-cell office:value-type="float" office:value="-0.475" calcext:value-type="float">
            <text:p>-0.475</text:p>
          </table:table-cell>
          <table:table-cell table:number-columns-repeated="3"/>
          <table:table-cell office:value-type="float" office:value="-0.177837730143" calcext:value-type="float">
            <text:p>-0.1778377301</text:p>
          </table:table-cell>
          <table:table-cell office:value-type="float" office:value="-0.2" calcext:value-type="float">
            <text:p>-0.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305328153681" calcext:value-type="float">
            <text:p>0.3053281537</text:p>
          </table:table-cell>
          <table:table-cell office:value-type="float" office:value="0.480152467677" calcext:value-type="float">
            <text:p>0.48015246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863197319" calcext:value-type="float">
            <text:p>0.1528631973</text:p>
          </table:table-cell>
          <table:table-cell office:value-type="float" office:value="0.0802486000151" calcext:value-type="float">
            <text:p>0.0802486</text:p>
          </table:table-cell>
          <table:table-cell/>
        </table:table-row>
        <table:table-row table:style-name="ro1">
          <table:table-cell/>
          <table:table-cell office:value-type="float" office:value="-0.163340485353" calcext:value-type="float">
            <text:p>-0.16334048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368842170121" calcext:value-type="float">
            <text:p>-0.3688421701</text:p>
          </table:table-cell>
          <table:table-cell office:value-type="float" office:value="-0.125" calcext:value-type="float">
            <text:p>-0.12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168053430195" calcext:value-type="float">
            <text:p>0.1680534302</text:p>
          </table:table-cell>
          <table:table-cell office:value-type="float" office:value="0.0203441010918" calcext:value-type="float">
            <text:p>0.02034410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8379913255" calcext:value-type="float">
            <text:p>0.1683799133</text:p>
          </table:table-cell>
          <table:table-cell office:value-type="float" office:value="0.034473259966" calcext:value-type="float">
            <text:p>0.03447326</text:p>
          </table:table-cell>
          <table:table-cell/>
        </table:table-row>
        <table:table-row table:style-name="ro1">
          <table:table-cell/>
          <table:table-cell office:value-type="float" office:value="0.0982618979989" calcext:value-type="float">
            <text:p>0.098261898</text:p>
          </table:table-cell>
          <table:table-cell office:value-type="float" office:value="0.175" calcext:value-type="float">
            <text:p>0.175</text:p>
          </table:table-cell>
          <table:table-cell table:number-columns-repeated="3"/>
          <table:table-cell office:value-type="float" office:value="0.0043709720155" calcext:value-type="float">
            <text:p>0.004370972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0.0326353795445" calcext:value-type="float">
            <text:p>-0.0326353795</text:p>
          </table:table-cell>
          <table:table-cell office:value-type="float" office:value="-0.101208025629" calcext:value-type="float">
            <text:p>-0.1012080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7789799642" calcext:value-type="float">
            <text:p>0.1577897996</text:p>
          </table:table-cell>
          <table:table-cell office:value-type="float" office:value="0.125584619353" calcext:value-type="float">
            <text:p>0.1255846194</text:p>
          </table:table-cell>
          <table:table-cell/>
        </table:table-row>
        <table:table-row table:style-name="ro1">
          <table:table-cell/>
          <table:table-cell office:value-type="float" office:value="0.1334429955" calcext:value-type="float">
            <text:p>0.133442995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-0.0717934358391" calcext:value-type="float">
            <text:p>-0.0717934358</text:p>
          </table:table-cell>
          <table:table-cell office:value-type="float" office:value="-0.5" calcext:value-type="float">
            <text:p>-0.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181189851197" calcext:value-type="float">
            <text:p>0.1811898512</text:p>
          </table:table-cell>
          <table:table-cell office:value-type="float" office:value="0.362338283981" calcext:value-type="float">
            <text:p>0.362338284</text:p>
          </table:table-cell>
          <table:table-cell/>
        </table:table-row>
        <table:table-row table:style-name="ro1">
          <table:table-cell/>
          <table:table-cell office:value-type="float" office:value="0.166657861325" calcext:value-type="float">
            <text:p>0.1666578613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284719173734" calcext:value-type="float">
            <text:p>0.0284719174</text:p>
          </table:table-cell>
          <table:table-cell office:value-type="float" office:value="0.175" calcext:value-type="float">
            <text:p>0.1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163778065747" calcext:value-type="float">
            <text:p>0.1637780657</text:p>
          </table:table-cell>
          <table:table-cell office:value-type="float" office:value="0.110468636654" calcext:value-type="float">
            <text:p>0.1104686367</text:p>
          </table:table-cell>
          <table:table-cell/>
        </table:table-row>
        <table:table-row table:style-name="ro1">
          <table:table-cell/>
          <table:table-cell office:value-type="float" office:value="-0.117280897565" calcext:value-type="float">
            <text:p>-0.1172808976</text:p>
          </table:table-cell>
          <table:table-cell office:value-type="float" office:value="-0.025" calcext:value-type="float">
            <text:p>-0.025</text:p>
          </table:table-cell>
          <table:table-cell table:number-columns-repeated="3"/>
          <table:table-cell office:value-type="float" office:value="-0.311986272282" calcext:value-type="float">
            <text:p>-0.3119862723</text:p>
          </table:table-cell>
          <table:table-cell office:value-type="float" office:value="-0.2" calcext:value-type="float">
            <text:p>-0.2</text:p>
          </table:table-cell>
          <table:table-cell table:number-columns-repeated="3"/>
          <table:table-cell office:value-type="string" calcext:value-type="string">
            <text:p>major 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311603521089" calcext:value-type="float">
            <text:p>0.0311603521</text:p>
          </table:table-cell>
          <table:table-cell office:value-type="float" office:value="-0.0599664607086" calcext:value-type="float">
            <text:p>-0.0599664607</text:p>
          </table:table-cell>
          <table:table-cell/>
        </table:table-row>
        <table:table-row table:style-name="ro1">
          <table:table-cell/>
          <table:table-cell office:value-type="float" office:value="0.0957453746161" calcext:value-type="float">
            <text:p>0.0957453746</text:p>
          </table:table-cell>
          <table:table-cell office:value-type="float" office:value="0.075" calcext:value-type="float">
            <text:p>0.075</text:p>
          </table:table-cell>
          <table:table-cell table:number-columns-repeated="3"/>
          <table:table-cell office:value-type="float" office:value="-0.000997117773863" calcext:value-type="float">
            <text:p>-0.000997117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307497862999" calcext:value-type="float">
            <text:p>0.0307497863</text:p>
          </table:table-cell>
          <table:table-cell office:value-type="float" office:value="0.0185909937861" calcext:value-type="float">
            <text:p>0.0185909938</text:p>
          </table:table-cell>
          <table:table-cell/>
        </table:table-row>
        <table:table-row table:style-name="ro1">
          <table:table-cell/>
          <table:table-cell office:value-type="float" office:value="0.0443435522608" calcext:value-type="float">
            <text:p>0.0443435523</text:p>
          </table:table-cell>
          <table:table-cell office:value-type="float" office:value="-0.025" calcext:value-type="float">
            <text:p>-0.025</text:p>
          </table:table-cell>
          <table:table-cell table:number-columns-repeated="3"/>
          <table:table-cell office:value-type="float" office:value="-0.196181190329" calcext:value-type="float">
            <text:p>-0.1961811903</text:p>
          </table:table-cell>
          <table:table-cell office:value-type="float" office:value="-0.175" calcext:value-type="float">
            <text:p>-0.1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875570776428" calcext:value-type="float">
            <text:p>0.0875570776</text:p>
          </table:table-cell>
          <table:table-cell office:value-type="float" office:value="-0.173145013439" calcext:value-type="float">
            <text:p>-0.1731450134</text:p>
          </table:table-cell>
          <table:table-cell/>
        </table:table-row>
        <table:table-row table:style-name="ro1">
          <table:table-cell/>
          <table:table-cell office:value-type="float" office:value="0.269169637263" calcext:value-type="float">
            <text:p>0.2691696373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465481912359" calcext:value-type="float">
            <text:p>0.4654819124</text:p>
          </table:table-cell>
          <table:table-cell office:value-type="float" office:value="0.575" calcext:value-type="float">
            <text:p>0.575</text:p>
          </table:table-cell>
          <table:table-cell table:number-columns-repeated="4"/>
          <table:table-cell office:value-type="string" calcext:value-type="string">
            <text:p>arousal</text:p>
          </table:table-cell>
          <table:table-cell office:value-type="string" calcext:value-type="string">
            <text:p>vale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07014746272" calcext:value-type="float">
            <text:p>0.2070147463</text:p>
          </table:table-cell>
          <table:table-cell office:value-type="float" office:value="0.3441302209" calcext:value-type="float">
            <text:p>0.3441302209</text:p>
          </table:table-cell>
          <table:table-cell/>
        </table:table-row>
        <table:table-row table:style-name="ro1">
          <table:table-cell/>
          <table:table-cell office:value-type="float" office:value="0.0343487827729" calcext:value-type="float">
            <text:p>0.0343487828</text:p>
          </table:table-cell>
          <table:table-cell office:value-type="float" office:value="-0.325" calcext:value-type="float">
            <text:p>-0.325</text:p>
          </table:table-cell>
          <table:table-cell table:number-columns-repeated="3"/>
          <table:table-cell office:value-type="float" office:value="-0.237279266644" calcext:value-type="float">
            <text:p>-0.23727926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AVERAGE([.M4:.M24])" office:value-type="float" office:value="0.030741598320681" calcext:value-type="float">
            <text:p>0.0307415983</text:p>
          </table:table-cell>
          <table:table-cell table:formula="of:=AVERAGE([.N4:.N24])" office:value-type="float" office:value="-0.0746581936777257" calcext:value-type="float">
            <text:p>-0.07465819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9167127511" calcext:value-type="float">
            <text:p>0.1291671275</text:p>
          </table:table-cell>
          <table:table-cell office:value-type="float" office:value="0.0770279143388" calcext:value-type="float">
            <text:p>0.0770279143</text:p>
          </table:table-cell>
          <table:table-cell/>
        </table:table-row>
        <table:table-row table:style-name="ro1">
          <table:table-cell/>
          <table:table-cell office:value-type="float" office:value="-0.0428199836725" calcext:value-type="float">
            <text:p>-0.0428199837</text:p>
          </table:table-cell>
          <table:table-cell office:value-type="float" office:value="-0.325" calcext:value-type="float">
            <text:p>-0.325</text:p>
          </table:table-cell>
          <table:table-cell table:number-columns-repeated="3"/>
          <table:table-cell office:value-type="float" office:value="-0.28076164638" calcext:value-type="float">
            <text:p>-0.2807616464</text:p>
          </table:table-cell>
          <table:table-cell office:value-type="float" office:value="-0.275" calcext:value-type="float">
            <text:p>-0.275</text:p>
          </table:table-cell>
          <table:table-cell table:number-columns-repeated="3"/>
          <table:table-cell office:value-type="string" calcext:value-type="string">
            <text:p>mediana</text:p>
          </table:table-cell>
          <table:table-cell table:formula="of:=MEDIAN([.M4:.M24])" office:value-type="float" office:value="0.0343487827729" calcext:value-type="float">
            <text:p>0.0343487828</text:p>
          </table:table-cell>
          <table:table-cell table:formula="of:=MEDIAN([.N4:.N24])" office:value-type="float" office:value="-0.101208025629" calcext:value-type="float">
            <text:p>-0.1012080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577915953867" calcext:value-type="float">
            <text:p>0.0577915954</text:p>
          </table:table-cell>
          <table:table-cell office:value-type="float" office:value="-0.0102841092764" calcext:value-type="float">
            <text:p>-0.0102841093</text:p>
          </table:table-cell>
          <table:table-cell/>
        </table:table-row>
        <table:table-row table:style-name="ro1">
          <table:table-cell/>
          <table:table-cell office:value-type="float" office:value="0.119600358715" calcext:value-type="float">
            <text:p>0.1196003587</text:p>
          </table:table-cell>
          <table:table-cell office:value-type="float" office:value="-0.2" calcext:value-type="float">
            <text:p>-0.2</text:p>
          </table:table-cell>
          <table:table-cell table:number-columns-repeated="3"/>
          <table:table-cell office:value-type="float" office:value="0.0246679340349" calcext:value-type="float">
            <text:p>0.024667934</text:p>
          </table:table-cell>
          <table:table-cell office:value-type="float" office:value="-0.225" calcext:value-type="float">
            <text:p>-0.225</text:p>
          </table:table-cell>
          <table:table-cell table:number-columns-repeated="3"/>
          <table:table-cell office:value-type="string" calcext:value-type="string">
            <text:p>stdDev</text:p>
          </table:table-cell>
          <table:table-cell table:formula="of:=STDEV([.M4:.M24])" office:value-type="float" office:value="0.190561761263696" calcext:value-type="float">
            <text:p>0.1905617613</text:p>
          </table:table-cell>
          <table:table-cell table:formula="of:=STDEV([.N4:.N24])" office:value-type="float" office:value="0.295769678373343" calcext:value-type="float">
            <text:p>0.29576967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87819590839" calcext:value-type="float">
            <text:p>0.2878195908</text:p>
          </table:table-cell>
          <table:table-cell office:value-type="float" office:value="0.40078792406" calcext:value-type="float">
            <text:p>0.4007879241</text:p>
          </table:table-cell>
          <table:table-cell/>
        </table:table-row>
        <table:table-row table:style-name="ro1">
          <table:table-cell/>
          <table:table-cell office:value-type="float" office:value="0.206315283438" calcext:value-type="float">
            <text:p>0.2063152834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0.111788762829" calcext:value-type="float">
            <text:p>0.1117887628</text:p>
          </table:table-cell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182370352357" calcext:value-type="float">
            <text:p>-0.1823703524</text:p>
          </table:table-cell>
          <table:table-cell office:value-type="float" office:value="-0.206521032983" calcext:value-type="float">
            <text:p>-0.206521033</text:p>
          </table:table-cell>
          <table:table-cell/>
        </table:table-row>
        <table:table-row table:style-name="ro1">
          <table:table-cell/>
          <table:table-cell office:value-type="float" office:value="0.152863197319" calcext:value-type="float">
            <text:p>0.1528631973</text:p>
          </table:table-cell>
          <table:table-cell office:value-type="float" office:value="0.375" calcext:value-type="float">
            <text:p>0.375</text:p>
          </table:table-cell>
          <table:table-cell table:number-columns-repeated="3"/>
          <table:table-cell office:value-type="float" office:value="0.0802486000151" calcext:value-type="float">
            <text:p>0.0802486</text:p>
          </table:table-cell>
          <table:table-cell office:value-type="float" office:value="0.225" calcext:value-type="float">
            <text:p>0.22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271071118125" calcext:value-type="float">
            <text:p>0.2710711181</text:p>
          </table:table-cell>
          <table:table-cell office:value-type="float" office:value="0.253505605621" calcext:value-type="float">
            <text:p>0.2535056056</text:p>
          </table:table-cell>
          <table:table-cell/>
        </table:table-row>
        <table:table-row table:style-name="ro1">
          <table:table-cell/>
          <table:table-cell office:value-type="float" office:value="0.168379913255" calcext:value-type="float">
            <text:p>0.1683799133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  <table:table-cell office:value-type="float" office:value="0.034473259966" calcext:value-type="float">
            <text:p>0.03447326</text:p>
          </table:table-cell>
          <table:table-cell office:value-type="float" office:value="0.175" calcext:value-type="float">
            <text:p>0.1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231683467491" calcext:value-type="float">
            <text:p>0.2316834675</text:p>
          </table:table-cell>
          <table:table-cell office:value-type="float" office:value="0.320355200891" calcext:value-type="float">
            <text:p>0.3203552009</text:p>
          </table:table-cell>
          <table:table-cell/>
        </table:table-row>
        <table:table-row table:style-name="ro1">
          <table:table-cell/>
          <table:table-cell office:value-type="float" office:value="0.243350961437" calcext:value-type="float">
            <text:p>0.2433509614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217937985238" calcext:value-type="float">
            <text:p>0.2179379852</text:p>
          </table:table-cell>
          <table:table-cell office:value-type="float" office:value="0.375" calcext:value-type="float">
            <text:p>0.3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200773749147" calcext:value-type="float">
            <text:p>0.2007737491</text:p>
          </table:table-cell>
          <table:table-cell office:value-type="float" office:value="0.323520245817" calcext:value-type="float">
            <text:p>0.3235202458</text:p>
          </table:table-cell>
          <table:table-cell/>
        </table:table-row>
        <table:table-row table:style-name="ro1">
          <table:table-cell/>
          <table:table-cell office:value-type="float" office:value="0.157789799642" calcext:value-type="float">
            <text:p>0.1577897996</text:p>
          </table:table-cell>
          <table:table-cell office:value-type="float" office:value="0.275" calcext:value-type="float">
            <text:p>0.275</text:p>
          </table:table-cell>
          <table:table-cell table:number-columns-repeated="3"/>
          <table:table-cell office:value-type="float" office:value="0.125584619353" calcext:value-type="float">
            <text:p>0.1255846194</text:p>
          </table:table-cell>
          <table:table-cell office:value-type="float" office:value="0.25" calcext:value-type="float">
            <text:p>0.2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352306720226" calcext:value-type="float">
            <text:p>-0.3523067202</text:p>
          </table:table-cell>
          <table:table-cell office:value-type="float" office:value="-0.545996560206" calcext:value-type="float">
            <text:p>-0.5459965602</text:p>
          </table:table-cell>
          <table:table-cell/>
        </table:table-row>
        <table:table-row table:style-name="ro1">
          <table:table-cell/>
          <table:table-cell office:value-type="float" office:value="-0.0918643097946" calcext:value-type="float">
            <text:p>-0.0918643098</text:p>
          </table:table-cell>
          <table:table-cell office:value-type="float" office:value="-0.125" calcext:value-type="float">
            <text:p>-0.125</text:p>
          </table:table-cell>
          <table:table-cell table:number-columns-repeated="3"/>
          <table:table-cell office:value-type="float" office:value="-0.253424791149" calcext:value-type="float">
            <text:p>-0.2534247911</text:p>
          </table:table-cell>
          <table:table-cell office:value-type="float" office:value="-0.175" calcext:value-type="float">
            <text:p>-0.1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372608033016" calcext:value-type="float">
            <text:p>-0.372608033</text:p>
          </table:table-cell>
          <table:table-cell office:value-type="float" office:value="-0.5012035761" calcext:value-type="float">
            <text:p>-0.5012035761</text:p>
          </table:table-cell>
          <table:table-cell/>
        </table:table-row>
        <table:table-row table:style-name="ro1">
          <table:table-cell/>
          <table:table-cell office:value-type="float" office:value="0.181189851197" calcext:value-type="float">
            <text:p>0.1811898512</text:p>
          </table:table-cell>
          <table:table-cell office:value-type="float" office:value="-0.375" calcext:value-type="float">
            <text:p>-0.375</text:p>
          </table:table-cell>
          <table:table-cell table:number-columns-repeated="3"/>
          <table:table-cell office:value-type="float" office:value="0.362338283981" calcext:value-type="float">
            <text:p>0.362338284</text:p>
          </table:table-cell>
          <table:table-cell office:value-type="float" office:value="0.35" calcext:value-type="float">
            <text:p>0.3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419563655534" calcext:value-type="float">
            <text:p>-0.4195636555</text:p>
          </table:table-cell>
          <table:table-cell office:value-type="float" office:value="-0.294252779009" calcext:value-type="float">
            <text:p>-0.294252779</text:p>
          </table:table-cell>
          <table:table-cell/>
        </table:table-row>
        <table:table-row table:style-name="ro1">
          <table:table-cell/>
          <table:table-cell office:value-type="float" office:value="0.163778065747" calcext:value-type="float">
            <text:p>0.16377806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10468636654" calcext:value-type="float">
            <text:p>0.1104686367</text:p>
          </table:table-cell>
          <table:table-cell office:value-type="float" office:value="-0.475" calcext:value-type="float">
            <text:p>-0.4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237562135269" calcext:value-type="float">
            <text:p>-0.2375621353</text:p>
          </table:table-cell>
          <table:table-cell office:value-type="float" office:value="-0.28538116583" calcext:value-type="float">
            <text:p>-0.2853811658</text:p>
          </table:table-cell>
          <table:table-cell/>
        </table:table-row>
        <table:table-row table:style-name="ro1">
          <table:table-cell/>
          <table:table-cell office:value-type="float" office:value="0.0311603521089" calcext:value-type="float">
            <text:p>0.0311603521</text:p>
          </table:table-cell>
          <table:table-cell office:value-type="float" office:value="-0.1" calcext:value-type="float">
            <text:p>-0.1</text:p>
          </table:table-cell>
          <table:table-cell table:number-columns-repeated="3"/>
          <table:table-cell office:value-type="float" office:value="-0.0599664607086" calcext:value-type="float">
            <text:p>-0.0599664607</text:p>
          </table:table-cell>
          <table:table-cell office:value-type="float" office:value="-0.325" calcext:value-type="float">
            <text:p>-0.32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133448222775" calcext:value-type="float">
            <text:p>0.1334482228</text:p>
          </table:table-cell>
          <table:table-cell office:value-type="float" office:value="0.102470673366" calcext:value-type="float">
            <text:p>0.1024706734</text:p>
          </table:table-cell>
          <table:table-cell/>
        </table:table-row>
        <table:table-row table:style-name="ro1">
          <table:table-cell/>
          <table:table-cell office:value-type="float" office:value="0.0307497862999" calcext:value-type="float">
            <text:p>0.0307497863</text:p>
          </table:table-cell>
          <table:table-cell office:value-type="float" office:value="-0.15" calcext:value-type="float">
            <text:p>-0.15</text:p>
          </table:table-cell>
          <table:table-cell table:number-columns-repeated="3"/>
          <table:table-cell office:value-type="float" office:value="0.0185909937861" calcext:value-type="float">
            <text:p>0.0185909938</text:p>
          </table:table-cell>
          <table:table-cell office:value-type="float" office:value="0.025" calcext:value-type="float">
            <text:p>0.02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637510116167" calcext:value-type="float">
            <text:p>0.0637510116</text:p>
          </table:table-cell>
          <table:table-cell office:value-type="float" office:value="0.0498971803397" calcext:value-type="float">
            <text:p>0.0498971803</text:p>
          </table:table-cell>
          <table:table-cell/>
        </table:table-row>
        <table:table-row table:style-name="ro1">
          <table:table-cell/>
          <table:table-cell office:value-type="float" office:value="0.0875570776428" calcext:value-type="float">
            <text:p>0.0875570776</text:p>
          </table:table-cell>
          <table:table-cell office:value-type="float" office:value="-0.025" calcext:value-type="float">
            <text:p>-0.025</text:p>
          </table:table-cell>
          <table:table-cell table:number-columns-repeated="3"/>
          <table:table-cell office:value-type="float" office:value="-0.173145013439" calcext:value-type="float">
            <text:p>-0.1731450134</text:p>
          </table:table-cell>
          <table:table-cell office:value-type="float" office:value="-0.2" calcext:value-type="float">
            <text:p>-0.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285535970623" calcext:value-type="float">
            <text:p>0.2855359706</text:p>
          </table:table-cell>
          <table:table-cell office:value-type="float" office:value="0.264842591366" calcext:value-type="float">
            <text:p>0.2648425914</text:p>
          </table:table-cell>
          <table:table-cell/>
        </table:table-row>
        <table:table-row table:style-name="ro1">
          <table:table-cell/>
          <table:table-cell office:value-type="float" office:value="0.207014746272" calcext:value-type="float">
            <text:p>0.2070147463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3441302209" calcext:value-type="float">
            <text:p>0.3441302209</text:p>
          </table:table-cell>
          <table:table-cell office:value-type="float" office:value="0.225" calcext:value-type="float">
            <text:p>0.22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142794374696" calcext:value-type="float">
            <text:p>0.1427943747</text:p>
          </table:table-cell>
          <table:table-cell office:value-type="float" office:value="0.00766377138445" calcext:value-type="float">
            <text:p>0.0076637714</text:p>
          </table:table-cell>
          <table:table-cell/>
        </table:table-row>
        <table:table-row table:style-name="ro1">
          <table:table-cell/>
          <table:table-cell office:value-type="float" office:value="0.129167127511" calcext:value-type="float">
            <text:p>0.1291671275</text:p>
          </table:table-cell>
          <table:table-cell office:value-type="float" office:value="0.225" calcext:value-type="float">
            <text:p>0.225</text:p>
          </table:table-cell>
          <table:table-cell table:number-columns-repeated="3"/>
          <table:table-cell office:value-type="float" office:value="0.0770279143388" calcext:value-type="float">
            <text:p>0.0770279143</text:p>
          </table:table-cell>
          <table:table-cell office:value-type="float" office:value="-0.05" calcext:value-type="float">
            <text:p>-0.0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159380178634" calcext:value-type="float">
            <text:p>0.1593801786</text:p>
          </table:table-cell>
          <table:table-cell office:value-type="float" office:value="0.0360813750801" calcext:value-type="float">
            <text:p>0.0360813751</text:p>
          </table:table-cell>
          <table:table-cell/>
        </table:table-row>
        <table:table-row table:style-name="ro1">
          <table:table-cell/>
          <table:table-cell office:value-type="float" office:value="0.0577915953867" calcext:value-type="float">
            <text:p>0.0577915954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  <table:table-cell office:value-type="float" office:value="-0.0102841092764" calcext:value-type="float">
            <text:p>-0.0102841093</text:p>
          </table:table-cell>
          <table:table-cell office:value-type="float" office:value="-0.375" calcext:value-type="float">
            <text:p>-0.3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224147608373" calcext:value-type="float">
            <text:p>0.2241476084</text:p>
          </table:table-cell>
          <table:table-cell office:value-type="float" office:value="0.207644431468" calcext:value-type="float">
            <text:p>0.2076444315</text:p>
          </table:table-cell>
          <table:table-cell/>
        </table:table-row>
        <table:table-row table:style-name="ro1">
          <table:table-cell/>
          <table:table-cell office:value-type="float" office:value="0.287819590839" calcext:value-type="float">
            <text:p>0.2878195908</text:p>
          </table:table-cell>
          <table:table-cell office:value-type="float" office:value="0.175" calcext:value-type="float">
            <text:p>0.175</text:p>
          </table:table-cell>
          <table:table-cell table:number-columns-repeated="3"/>
          <table:table-cell office:value-type="float" office:value="0.40078792406" calcext:value-type="float">
            <text:p>0.4007879241</text:p>
          </table:table-cell>
          <table:table-cell office:value-type="float" office:value="-0.075" calcext:value-type="float">
            <text:p>-0.0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0794514428516" calcext:value-type="float">
            <text:p>-0.0794514429</text:p>
          </table:table-cell>
          <table:table-cell office:value-type="float" office:value="-0.134958350097" calcext:value-type="float">
            <text:p>-0.1349583501</text:p>
          </table:table-cell>
          <table:table-cell/>
        </table:table-row>
        <table:table-row table:style-name="ro1">
          <table:table-cell/>
          <table:table-cell office:value-type="float" office:value="-0.103775827902" calcext:value-type="float">
            <text:p>-0.1037758279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-0.309753653755" calcext:value-type="float">
            <text:p>-0.3097536538</text:p>
          </table:table-cell>
          <table:table-cell office:value-type="float" office:value="-0.275" calcext:value-type="float">
            <text:p>-0.2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440456193357" calcext:value-type="float">
            <text:p>-0.4404561934</text:p>
          </table:table-cell>
          <table:table-cell office:value-type="float" office:value="-0.506079343198" calcext:value-type="float">
            <text:p>-0.5060793432</text:p>
          </table:table-cell>
          <table:table-cell/>
        </table:table-row>
        <table:table-row table:style-name="ro1">
          <table:table-cell/>
          <table:table-cell office:value-type="float" office:value="-0.182370352357" calcext:value-type="float">
            <text:p>-0.182370352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-0.206521032983" calcext:value-type="float">
            <text:p>-0.206521033</text:p>
          </table:table-cell>
          <table:table-cell office:value-type="float" office:value="-0.025" calcext:value-type="float">
            <text:p>-0.02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931785570222" calcext:value-type="float">
            <text:p>0.0093178557</text:p>
          </table:table-cell>
          <table:table-cell office:value-type="float" office:value="-0.214156595566" calcext:value-type="float">
            <text:p>-0.2141565956</text:p>
          </table:table-cell>
          <table:table-cell/>
        </table:table-row>
        <table:table-row table:style-name="ro1">
          <table:table-cell/>
          <table:table-cell office:value-type="float" office:value="0.271071118125" calcext:value-type="float">
            <text:p>0.2710711181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253505605621" calcext:value-type="float">
            <text:p>0.2535056056</text:p>
          </table:table-cell>
          <table:table-cell office:value-type="float" office:value="0.375" calcext:value-type="float">
            <text:p>0.3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119953548389" calcext:value-type="float">
            <text:p>0.1199535484</text:p>
          </table:table-cell>
          <table:table-cell office:value-type="float" office:value="0.325993251633" calcext:value-type="float">
            <text:p>0.3259932516</text:p>
          </table:table-cell>
          <table:table-cell/>
        </table:table-row>
        <table:table-row table:style-name="ro1">
          <table:table-cell/>
          <table:table-cell office:value-type="float" office:value="0.231683467491" calcext:value-type="float">
            <text:p>0.231683467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320355200891" calcext:value-type="float">
            <text:p>0.3203552009</text:p>
          </table:table-cell>
          <table:table-cell office:value-type="float" office:value="0.225" calcext:value-type="float">
            <text:p>0.22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289839317408" calcext:value-type="float">
            <text:p>0.0289839317</text:p>
          </table:table-cell>
          <table:table-cell office:value-type="float" office:value="-0.184527220742" calcext:value-type="float">
            <text:p>-0.1845272207</text:p>
          </table:table-cell>
          <table:table-cell/>
        </table:table-row>
        <table:table-row table:style-name="ro1">
          <table:table-cell/>
          <table:table-cell office:value-type="float" office:value="0.200773749147" calcext:value-type="float">
            <text:p>0.2007737491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323520245817" calcext:value-type="float">
            <text:p>0.3235202458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352306720226" calcext:value-type="float">
            <text:p>-0.3523067202</text:p>
          </table:table-cell>
          <table:table-cell office:value-type="float" office:value="-0.075" calcext:value-type="float">
            <text:p>-0.075</text:p>
          </table:table-cell>
          <table:table-cell table:number-columns-repeated="3"/>
          <table:table-cell office:value-type="float" office:value="-0.545996560206" calcext:value-type="float">
            <text:p>-0.5459965602</text:p>
          </table:table-cell>
          <table:table-cell office:value-type="float" office:value="-0.25" calcext:value-type="float">
            <text:p>-0.25</text:p>
          </table:table-cell>
          <table:table-cell table:number-columns-repeated="8"/>
          <table:table-cell office:value-type="string" calcext:value-type="string">
            <text:p>arousal</text:p>
          </table:table-cell>
          <table:table-cell office:value-type="string" calcext:value-type="string">
            <text:p>vale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372608033016" calcext:value-type="float">
            <text:p>-0.372608033</text:p>
          </table:table-cell>
          <table:table-cell office:value-type="float" office:value="-0.125" calcext:value-type="float">
            <text:p>-0.125</text:p>
          </table:table-cell>
          <table:table-cell table:number-columns-repeated="3"/>
          <table:table-cell office:value-type="float" office:value="-0.5012035761" calcext:value-type="float">
            <text:p>-0.5012035761</text:p>
          </table:table-cell>
          <table:table-cell office:value-type="float" office:value="-0.675" calcext:value-type="float">
            <text:p>-0.675</text:p>
          </table:table-cell>
          <table:table-cell table:number-columns-repeated="7"/>
          <table:table-cell office:value-type="string" calcext:value-type="string">
            <text:p>average </text:p>
          </table:table-cell>
          <table:table-cell table:formula="of:=AVERAGE([.R4:.R52])" office:value-type="float" office:value="0.05756761409018" calcext:value-type="float">
            <text:p>0.0575676141</text:p>
          </table:table-cell>
          <table:table-cell table:formula="of:=AVERAGE([.S4:.S52])" office:value-type="float" office:value="0.0157679038992671" calcext:value-type="float">
            <text:p>0.01576790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419563655534" calcext:value-type="float">
            <text:p>-0.4195636555</text:p>
          </table:table-cell>
          <table:table-cell office:value-type="float" office:value="-0.4" calcext:value-type="float">
            <text:p>-0.4</text:p>
          </table:table-cell>
          <table:table-cell table:number-columns-repeated="3"/>
          <table:table-cell office:value-type="float" office:value="-0.294252779009" calcext:value-type="float">
            <text:p>-0.294252779</text:p>
          </table:table-cell>
          <table:table-cell office:value-type="float" office:value="-0.3" calcext:value-type="float">
            <text:p>-0.3</text:p>
          </table:table-cell>
          <table:table-cell table:number-columns-repeated="7"/>
          <table:table-cell office:value-type="string" calcext:value-type="string">
            <text:p>mediana</text:p>
          </table:table-cell>
          <table:table-cell table:formula="of:=MEDIAN([.R4:.R52])" office:value-type="float" office:value="0.119953548389" calcext:value-type="float">
            <text:p>0.1199535484</text:p>
          </table:table-cell>
          <table:table-cell table:formula="of:=MEDIAN([.S4:.S52])" office:value-type="float" office:value="0.0360813750801" calcext:value-type="float">
            <text:p>0.03608137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237562135269" calcext:value-type="float">
            <text:p>-0.2375621353</text:p>
          </table:table-cell>
          <table:table-cell office:value-type="float" office:value="-0.125" calcext:value-type="float">
            <text:p>-0.125</text:p>
          </table:table-cell>
          <table:table-cell table:number-columns-repeated="3"/>
          <table:table-cell office:value-type="float" office:value="-0.28538116583" calcext:value-type="float">
            <text:p>-0.2853811658</text:p>
          </table:table-cell>
          <table:table-cell office:value-type="float" office:value="-0.525" calcext:value-type="float">
            <text:p>-0.525</text:p>
          </table:table-cell>
          <table:table-cell table:number-columns-repeated="7"/>
          <table:table-cell office:value-type="string" calcext:value-type="string">
            <text:p>deviation</text:p>
          </table:table-cell>
          <table:table-cell table:formula="of:=STDEV([.R4:.R52])" office:value-type="float" office:value="0.188116146308408" calcext:value-type="float">
            <text:p>0.1881161463</text:p>
          </table:table-cell>
          <table:table-cell table:formula="of:=STDEV([.S4:.S52])" office:value-type="float" office:value="0.24695615524301" calcext:value-type="float">
            <text:p>0.2469561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3448222775" calcext:value-type="float">
            <text:p>0.133448222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102470673366" calcext:value-type="float">
            <text:p>0.1024706734</text:p>
          </table:table-cell>
          <table:table-cell office:value-type="float" office:value="0.225" calcext:value-type="float">
            <text:p>0.2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637510116167" calcext:value-type="float">
            <text:p>0.0637510116</text:p>
          </table:table-cell>
          <table:table-cell office:value-type="float" office:value="-0.075" calcext:value-type="float">
            <text:p>-0.075</text:p>
          </table:table-cell>
          <table:table-cell table:number-columns-repeated="3"/>
          <table:table-cell office:value-type="float" office:value="0.0498971803397" calcext:value-type="float">
            <text:p>0.0498971803</text:p>
          </table:table-cell>
          <table:table-cell office:value-type="float" office:value="-0.35" calcext:value-type="float">
            <text:p>-0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85535970623" calcext:value-type="float">
            <text:p>0.2855359706</text:p>
          </table:table-cell>
          <table:table-cell office:value-type="float" office:value="-0.425" calcext:value-type="float">
            <text:p>-0.425</text:p>
          </table:table-cell>
          <table:table-cell table:number-columns-repeated="3"/>
          <table:table-cell office:value-type="float" office:value="0.264842591366" calcext:value-type="float">
            <text:p>0.2648425914</text:p>
          </table:table-cell>
          <table:table-cell office:value-type="float" office:value="0.575" calcext:value-type="float">
            <text:p>0.5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42794374696" calcext:value-type="float">
            <text:p>0.1427943747</text:p>
          </table:table-cell>
          <table:table-cell office:value-type="float" office:value="0.325" calcext:value-type="float">
            <text:p>0.325</text:p>
          </table:table-cell>
          <table:table-cell table:number-columns-repeated="3"/>
          <table:table-cell office:value-type="float" office:value="0.00766377138445" calcext:value-type="float">
            <text:p>0.0076637714</text:p>
          </table:table-cell>
          <table:table-cell office:value-type="float" office:value="0.075" calcext:value-type="float">
            <text:p>0.0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59380178634" calcext:value-type="float">
            <text:p>0.1593801786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360813750801" calcext:value-type="float">
            <text:p>0.0360813751</text:p>
          </table:table-cell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24147608373" calcext:value-type="float">
            <text:p>0.2241476084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207644431468" calcext:value-type="float">
            <text:p>0.2076444315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0757986308718" calcext:value-type="float">
            <text:p>-0.0757986309</text:p>
          </table:table-cell>
          <table:table-cell office:value-type="float" office:value="-0.2" calcext:value-type="float">
            <text:p>-0.2</text:p>
          </table:table-cell>
          <table:table-cell table:number-columns-repeated="3"/>
          <table:table-cell office:value-type="float" office:value="0.165588822848" calcext:value-type="float">
            <text:p>0.1655888228</text:p>
          </table:table-cell>
          <table:table-cell office:value-type="float" office:value="0.575" calcext:value-type="float">
            <text:p>0.5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0794514428516" calcext:value-type="float">
            <text:p>-0.0794514429</text:p>
          </table:table-cell>
          <table:table-cell office:value-type="float" office:value="-0.225" calcext:value-type="float">
            <text:p>-0.225</text:p>
          </table:table-cell>
          <table:table-cell table:number-columns-repeated="3"/>
          <table:table-cell office:value-type="float" office:value="-0.134958350097" calcext:value-type="float">
            <text:p>-0.1349583501</text:p>
          </table:table-cell>
          <table:table-cell office:value-type="float" office:value="-0.05" calcext:value-type="float">
            <text:p>-0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440456193357" calcext:value-type="float">
            <text:p>-0.4404561934</text:p>
          </table:table-cell>
          <table:table-cell office:value-type="float" office:value="-0.55" calcext:value-type="float">
            <text:p>-0.55</text:p>
          </table:table-cell>
          <table:table-cell table:number-columns-repeated="3"/>
          <table:table-cell office:value-type="float" office:value="-0.506079343198" calcext:value-type="float">
            <text:p>-0.5060793432</text:p>
          </table:table-cell>
          <table:table-cell office:value-type="float" office:value="-0.675" calcext:value-type="float">
            <text:p>-0.6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931785570222" calcext:value-type="float">
            <text:p>0.0093178557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-0.214156595566" calcext:value-type="float">
            <text:p>-0.2141565956</text:p>
          </table:table-cell>
          <table:table-cell office:value-type="float" office:value="-0.3" calcext:value-type="float">
            <text:p>-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19953548389" calcext:value-type="float">
            <text:p>0.1199535484</text:p>
          </table:table-cell>
          <table:table-cell office:value-type="float" office:value="-0.4" calcext:value-type="float">
            <text:p>-0.4</text:p>
          </table:table-cell>
          <table:table-cell table:number-columns-repeated="3"/>
          <table:table-cell office:value-type="float" office:value="0.325993251633" calcext:value-type="float">
            <text:p>0.3259932516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05328153681" calcext:value-type="float">
            <text:p>0.30532815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480152467677" calcext:value-type="float">
            <text:p>0.4801524677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289839317408" calcext:value-type="float">
            <text:p>0.0289839317</text:p>
          </table:table-cell>
          <table:table-cell office:value-type="float" office:value="0.275" calcext:value-type="float">
            <text:p>0.275</text:p>
          </table:table-cell>
          <table:table-cell table:number-columns-repeated="3"/>
          <table:table-cell office:value-type="float" office:value="-0.184527220742" calcext:value-type="float">
            <text:p>-0.1845272207</text:p>
          </table:table-cell>
          <table:table-cell office:value-type="float" office:value="-0.275" calcext:value-type="float">
            <text:p>-0.2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68053430195" calcext:value-type="float">
            <text:p>0.1680534302</text:p>
          </table:table-cell>
          <table:table-cell office:value-type="float" office:value="0.225" calcext:value-type="float">
            <text:p>0.225</text:p>
          </table:table-cell>
          <table:table-cell table:number-columns-repeated="3"/>
          <table:table-cell office:value-type="float" office:value="0.0203441010918" calcext:value-type="float">
            <text:p>0.0203441011</text:p>
          </table:table-cell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0.0326353795445" calcext:value-type="float">
            <text:p>-0.0326353795</text:p>
          </table:table-cell>
          <table:table-cell office:value-type="float" office:value="0.222225" calcext:value-type="float">
            <text:p>0.222225</text:p>
          </table:table-cell>
          <table:table-cell table:number-columns-repeated="3"/>
          <table:table-cell office:value-type="float" office:value="-0.101208025629" calcext:value-type="float">
            <text:p>-0.1012080256</text:p>
          </table:table-cell>
          <table:table-cell office:value-type="float" office:value="0.55555" calcext:value-type="float">
            <text:p>0.55555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L4:Sheet1.O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4:53:41.922226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l </meta:initial-creator>
    <meta:creation-date>2016-01-06T00:43:51.128535165</meta:creation-date>
    <dc:date>2016-01-06T15:04:50.272072286</dc:date>
    <dc:creator>pawel </dc:creator>
    <meta:editing-duration>PT10M25S</meta:editing-duration>
    <meta:editing-cycles>7</meta:editing-cycles>
    <meta:generator>LibreOffice/4.2.8.2$Linux_X86_64 LibreOffice_project/420m0$Build-2</meta:generator>
    <meta:document-statistic meta:table-count="1" meta:cell-count="527" meta:object-count="0"/>
  </office:meta>
</office:document-meta>
</file>